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Excel_32_Built-in_32_Normal" style:data-style-name="N36">
      <style:table-cell-properties style:vertical-align="top" fo:wrap-option="wrap" fo:background-color="transparent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ce5" style:family="table-cell" style:parent-style-name="Excel_32_Built-in_32_Normal" style:data-style-name="N36">
      <style:table-cell-properties style:vertical-align="top" fo:background-color="transparent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Excel_32_Built-in_32_Normal" style:data-style-name="N36">
      <style:table-cell-properties fo:border="thin solid #000000" style:vertical-align="top" fo:wrap-option="wrap" fo:background-color="#1CF850"/>
      <style:text-properties style:font-name="Calibri" style:font-name-asian="Calibri" style:font-name-complex="Calibri" style:font-family-generic="swiss"/>
    </style:style>
    <style:style style:name="ce7" style:family="table-cell" style:parent-style-name="Excel_32_Built-in_32_Normal" style:data-style-name="N36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8" style:family="table-cell" style:parent-style-name="Excel_32_Built-in_32_Normal" style:data-style-name="N36">
      <style:table-cell-properties fo:border="thin solid #000000" style:vertical-align="top" fo:wrap-option="wrap" fo:background-color="#FFFF00"/>
      <style:text-properties style:font-name="Calibri" style:font-name-asian="Calibri" style:font-name-complex="Calibri" style:font-family-generic="swiss"/>
    </style:style>
    <style:style style:name="ce9" style:family="table-cell" style:parent-style-name="Excel_32_Built-in_32_Normal" style:data-style-name="N36">
      <style:table-cell-properties style:vertical-align="automatic" fo:wrap-option="wrap" fo:background-color="transparent"/>
      <style:text-properties style:font-name="Calibri" style:font-name-asian="Calibri" style:font-name-complex="Calibri" style:font-family-generic="swiss"/>
    </style:style>
    <style:style style:name="ce10" style:family="table-cell" style:parent-style-name="Excel_32_Built-in_32_Normal" style:data-style-name="N36">
      <style:table-cell-properties fo:border="thin solid #000000" style:vertical-align="top" fo:wrap-option="wrap" fo:background-color="#DDD9C4"/>
      <style:text-properties style:font-name="Calibri" style:font-name-asian="Calibri" style:font-name-complex="Calibri" style:font-family-generic="swiss"/>
    </style:style>
    <style:style style:name="ce11" style:family="table-cell" style:parent-style-name="Excel_32_Built-in_32_Normal" style:data-style-name="N36">
      <style:table-cell-properties fo:border="thin solid #000000" style:vertical-align="top" fo:wrap-option="wrap" fo:background-color="#FFFFFF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ext-properties style:font-name="Arial Unicode MS" style:font-name-asian="Arial Unicode MS" style:font-name-complex="Arial Unicode MS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4.3945833333333cm"/>
    </style:style>
    <style:style style:name="co3" style:family="table-column">
      <style:table-column-properties fo:break-before="auto" style:column-width="1.32291666666667cm"/>
    </style:style>
    <style:style style:name="co4" style:family="table-column">
      <style:table-column-properties fo:break-before="auto" style:column-width="15.425208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1.719791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1.4577083333333cm"/>
    </style:style>
    <style:style style:name="co9" style:family="table-column">
      <style:table-column-properties fo:break-before="auto" style:column-width="21.2725cm"/>
    </style:style>
    <style:style style:name="ro1" style:family="table-row">
      <style:table-row-properties style:row-height="3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5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ro11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Задачи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4" table:default-cell-style-name="ce9"/>
        <table:table-column table:style-name="co5" table:default-cell-style-name="ce4"/>
        <table:table-column table:style-name="co6" table:number-columns-repeated="1018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Задача</text:p>
          </table:table-cell>
          <table:table-cell office:value-type="string" table:style-name="ce3">
            <text:p>Приоритет</text:p>
          </table:table-cell>
          <table:table-cell office:value-type="string" table:style-name="ce3">
            <text:p>Комментарий</text:p>
          </table:table-cell>
          <table:table-cell office:value-type="string" table:style-name="ce4">
            <text:p>Column1</text:p>
          </table:table-cell>
          <table:table-cell office:value-type="string" table:style-name="ce4">
            <text:p>Column2</text:p>
          </table:table-cell>
          <table:table-cell office:value-type="string" table:style-name="ce4">
            <text:p>Column3</text:p>
          </table:table-cell>
          <table:table-cell office:value-type="string" table:style-name="ce4">
            <text:p>Column4</text:p>
          </table:table-cell>
          <table:table-cell office:value-type="string" table:style-name="ce4">
            <text:p>Column5</text:p>
          </table:table-cell>
          <table:table-cell office:value-type="string" table:style-name="ce4">
            <text:p>Column6</text:p>
          </table:table-cell>
          <table:table-cell table:number-columns-repeated="16374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6">
            <text:p>Добавь колонку DeviceCategory INT в базу и в дата класс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6">
            <text:p>BaseBootstrapper отдельные методы InitializeModules(он же ReInitializeModules) и GetNavigationItems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3" table:style-name="ce5">
            <text:p>3</text:p>
          </table:table-cell>
          <table:table-cell office:value-type="string" table:style-name="ce6">
            <text:p>BaseBootstrapper обработка исключений, если модуль описан в конфигурации, но его нет на диске или не удалось загрузить</text:p>
          </table:table-cell>
          <table:table-cell table:style-name="ce5"/>
          <table:table-cell office:value-type="string" table:style-name="ce7">
            <text:p>Исправил - сделал что бы выкидывалось user friendly сообщение, запуск не останавливается, просто пропускается один модуль</text:p>
          </table:table-cell>
          <table:table-cell table:number-columns-repeated="1020" table:style-name="ce4"/>
          <table:table-cell table:number-columns-repeated="15360"/>
        </table:table-row>
        <table:table-row table:style-name="ro4">
          <table:table-cell office:value-type="float" office:value="4" table:style-name="ce5">
            <text:p>4</text:p>
          </table:table-cell>
          <table:table-cell office:value-type="string" table:style-name="ce6">
            <text:p>Посмотреть как можно улучшить OutlookTreeView xaml (ensurevisible + skip selection + up/down icons) - templateselector для root/leaf</text:p>
          </table:table-cell>
          <table:table-cell table:style-name="ce5"/>
          <table:table-cell office:value-type="string" table:style-name="ce7">
            <text:p>Реализовал развертывание и механизм запрещения выбора элемента (по умолчанию запрещено выбирать все те NavigationItem у которых нет привязанных событий). Стрелочки свертывания/развертывания не стал добавлять, мне показалось что они портят общий внешний вид. Если у тебя другое мнение - давай обсудим...</text:p>
          </table:table-cell>
          <table:table-cell table:number-columns-repeated="1020" table:style-name="ce4"/>
          <table:table-cell table:number-columns-repeated="15360"/>
        </table:table-row>
        <table:table-row table:style-name="ro5">
          <table:table-cell office:value-type="float" office:value="5" table:style-name="ce5">
            <text:p>5</text:p>
          </table:table-cell>
          <table:table-cell office:value-type="string" table:style-name="ce6">
            <text:p>Перенести Monitor на новую modulebase архитектуру</text:p>
          </table:table-cell>
          <table:table-cell office:value-type="float" office:value="2" table:style-name="ce5">
            <text:p>2</text:p>
          </table:table-cell>
          <table:table-cell office:value-type="string" table:style-name="ce7">
            <text:p><text:s text:c="5"/>Не совсем понял соль этого метода - скорее всего я его неправильно конвертнул, попробовать нет возможности:</text:p>
            <text:p>if (ServiceFactory.AppSettings.ShowOnlyVideo)</text:p>
            <text:p><text:s text:c="5"/>{</text:p>
            <text:p><text:s text:c="6"/>var alarmVideoWather = new AlarmVideoWather();</text:p>
            <text:p><text:s text:c="6"/>preLoadWindow.Close();</text:p>
            <text:p><text:s text:c="6"/>return;</text:p>
            <text:p><text:s text:c="5"/>}</text:p>
            <text:p>Посмотри все ли здесь в порядке с логикой...</text:p>
          </table:table-cell>
          <table:table-cell table:number-columns-repeated="1020" table:style-name="ce4"/>
          <table:table-cell table:number-columns-repeated="15360"/>
        </table:table-row>
        <table:table-row table:style-name="ro3">
          <table:table-cell office:value-type="float" office:value="6" table:style-name="ce5">
            <text:p>6</text:p>
          </table:table-cell>
          <table:table-cell office:value-type="string" table:style-name="ce6">
            <text:p>Доработка для Monitor - reboot+shell change</text:p>
            <text:p>Ограничение доступа для некоторых пользователей Integrate / Desintegrate</text:p>
          </table:table-cell>
          <table:table-cell office:value-type="float" office:value="20" table:style-name="ce5">
            <text:p>20</text:p>
          </table:table-cell>
          <table:table-cell office:value-type="string" table:style-name="ce7">
            <text:p>Почему Monitor так медленно работает? Еще наблюдается какая-то нестабильность с падением дебагера…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7" table:style-name="ce5">
            <text:p>7</text:p>
          </table:table-cell>
          <table:table-cell office:value-type="string" table:style-name="ce6">
            <text:p>LoginScreen. Мы с тобой устно обсудили, как он должен выглядеть. Реализовать для начала нужно в Администраторе. В оперативной задаче LoginView используется также при реконнекте и подтверждении некоторых операций. Для этого нужно завести отдельные диалоги</text:p>
          </table:table-cell>
          <table:table-cell office:value-type="float" office:value="10" table:style-name="ce5">
            <text:p>10</text:p>
          </table:table-cell>
          <table:table-cell office:value-type="string" table:style-name="ce7">
            <text:p>Добавил LoginService с методами Connect, Reconnect и Validate (добавил как поле ServiceFactory) Попутно была добавлена сборка Infrustructure.Client</text:p>
          </table:table-cell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8" table:style-name="ce5">
            <text:p>8</text:p>
          </table:table-cell>
          <table:table-cell office:value-type="string" table:style-name="ce8">
            <text:p>Индикатор прогресса. В сильверлайте есть готовые контролы на этот счет, у которых есть свойство задержки. Мне кажется нам задержка не нужна - это ненужное усложнение. Если ты будешь есть готовые решения с задержкой - то пускай. Если же самописный контрол - то лучше не стоит.</text:p>
          </table:table-cell>
          <table:table-cell office:value-type="float" office:value="8" table:style-name="ce5">
            <text:p>8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6">
          <table:table-cell office:value-type="float" office:value="9" table:style-name="ce5">
            <text:p>9</text:p>
          </table:table-cell>
          <table:table-cell office:value-type="string" table:style-name="ce6">
            <text:p>В диалоговых окнах помимо свойств MinWidht и MinHeight нужно обрабатывать MaxWidth и MaxHeight</text:p>
            <text:p>Явный пример, где это нужно - окно О Программе - там всегда одинаковый текст, и растягивать это окно не нужно. На этом окне и покажи пример использования этих свойств</text:p>
          </table:table-cell>
          <table:table-cell office:value-type="float" office:value="1" table:style-name="ce5">
            <text:p>1</text:p>
          </table:table-cell>
          <table:table-cell office:value-type="string" table:style-name="ce7">
            <text:p>Доабвил обработку Max аналогично Min, при этом Thumb будет становиться невидимым если Min == Max (типа форму нельзя ресайзить)</text:p>
          </table:table-cell>
          <table:table-cell table:number-columns-repeated="1020" table:style-name="ce4"/>
          <table:table-cell table:number-columns-repeated="15360"/>
        </table:table-row>
        <table:table-row table:style-name="ro7">
          <table:table-cell office:value-type="float" office:value="10" table:style-name="ce5">
            <text:p>10</text:p>
          </table:table-cell>
          <table:table-cell office:value-type="string" table:style-name="ce6">
            <text:p>Посмотри пожалуйста на Bootstrapper.SingleLaunchHelper.KillRunningProcess</text:p>
            <text:p>Идея в том, чтобы при повторном запуске приложения убивать уже запущенное</text:p>
            <text:p>При этом в Администраторе и в Оперативной задаче спрашивать на это разрешение, а в сервере нет(параметр force)</text:p>
            <text:p>Раньше мы просто запрещали двойной запуск, использую для этого мьютексы. Но я подумал, что убивать предыдущий экземпляр приложения будет полезно, если он завис и его нужно перезапустить.</text:p>
            <text:p>Нерешенная проблема - убивается предыдущий и текущий экземпляры приложения</text:p>
          </table:table-cell>
          <table:table-cell office:value-type="float" office:value="5" table:style-name="ce5">
            <text:p>5</text:p>
          </table:table-cell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6">
            <text:p>Вынести ShellView в общую для Administrator и Monitor сборку (возможно сделать базовый класс)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6">
            <text:p>Вынести AboutView в общую сборку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3" table:style-name="ce5">
            <text:p>13</text:p>
          </table:table-cell>
          <table:table-cell office:value-type="string" table:style-name="ce6">
            <text:p>Обновить форму загрузки - добавить пролистывание текущих операций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4" table:style-name="ce5">
            <text:p>14</text:p>
          </table:table-cell>
          <table:table-cell office:value-type="string" table:style-name="ce6">
            <text:p>Добавить обработку если один из модулей вызвал исключение во время инициализации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5" table:style-name="ce5">
            <text:p>15</text:p>
          </table:table-cell>
          <table:table-cell office:value-type="string" table:style-name="ce6">
            <text:p>Решить проблему с перекрытием Taskbar'a при maximize</text:p>
          </table:table-cell>
          <table:table-cell table:style-name="ce5"/>
          <table:table-cell table:style-name="ce7"/>
          <table:table-cell table:number-columns-repeated="1020" table:style-name="ce4"/>
          <table:table-cell table:number-columns-repeated="15360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string" table:style-name="ce6">
            <text:p>Пофиксить баг DialogResult при нажатии на крестик в диалоговых ок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17" table:style-name="ce5">
            <text:p>17</text:p>
          </table:table-cell>
          <table:table-cell office:value-type="string" table:style-name="ce6">
            <text:p>Добавить свойство для реагирования на повторный Click на тот же NavigationItem (нужно для Alarm)</text:p>
          </table:table-cell>
          <table:table-cell table:style-name="ce5"/>
          <table:table-cell office:value-type="string" table:style-name="ce7">
            <text:p>Добавил свойство в NavigationItem SupportMultipleSelect - true только для ShowAlarms</text:p>
          </table:table-cell>
          <table:table-cell table:number-columns-repeated="16380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string" table:style-name="ce6">
            <text:p>Сделать возможность редактирования на плане различных объектов (инкапсулирующих свою визуализацию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9" table:style-name="ce5">
            <text:p>19</text:p>
          </table:table-cell>
          <table:table-cell office:value-type="string" table:style-name="ce6">
            <text:p>Сделать отдельный режим для выставления точек на планах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string" table:style-name="ce6">
            <text:p>Решить проблему с зависающей в трэи иконкой Firesec Service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string" table:style-name="ce6">
            <text:p>Добавь, пожалуйста, в окно "О программе" информацию о дате сбор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2" table:style-name="ce5">
            <text:p>22</text:p>
          </table:table-cell>
          <table:table-cell office:value-type="string" table:style-name="ce6">
            <text:p>Сделай, пожалуйста, чтобы при показе мэссэдж бокса текст умещался бы, какой боьлшой он не был бы. Наверное, нужно этот текст обернуть скролл вьюером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23" table:style-name="ce5">
            <text:p>23</text:p>
          </table:table-cell>
          <table:table-cell office:value-type="string" table:style-name="ce6">
            <text:p>FiresecService.ViewModels.MainViewModel.OnShowImitator()</text:p>
            <text:p>зависает при попытке показать окно</text:p>
          </table:table-cell>
          <table:table-cell table:style-name="ce5"/>
          <table:table-cell office:value-type="string" table:style-name="ce7">
            <text:p>Ошибка внутри… Исправил</text:p>
          </table:table-cell>
          <table:table-cell table:number-columns-repeated="16380"/>
        </table:table-row>
        <table:table-row table:style-name="ro6">
          <table:table-cell office:value-type="float" office:value="24" table:style-name="ce5">
            <text:p>24</text:p>
          </table:table-cell>
          <table:table-cell office:value-type="string" table:style-name="ce6">
            <text:p>Помнишь, мы с тобой на этой неделе разбирались с проблемой, когда в результате эксэпшена не запускался монитор, а показывалось маленькое окно 100*100. Я думаю, что это окно с показом исключения. Попробуй при загрузке зафайерить какое-нибудь исключение, и посмотри, правильно ли оно ловится и затем показывается в окне</text:p>
          </table:table-cell>
          <table:table-cell table:style-name="ce5"/>
          <table:table-cell office:value-type="string" table:style-name="ce7">
            <text:p>Проблема не в этом, при попытке зафаирить exception нормльно показывается окно (в Bootstrapper там же где грузится конфигурация). Я добавил для уверенности еще try/catch с завершением программы, если ошибка при работу bootstrapper</text:p>
          </table:table-cell>
          <table:table-cell table:number-columns-repeated="16380"/>
        </table:table-row>
        <table:table-row table:style-name="ro6">
          <table:table-cell office:value-type="float" office:value="25" table:style-name="ce5">
            <text:p>25</text:p>
          </table:table-cell>
          <table:table-cell office:value-type="string" table:style-name="ce6">
            <text:p>При запуске сервера окно, а точнее обрезанная часть его заголовка, ненадолго показывается, а потом сворачивается в трэй. Можно этот момент поймать, и за этот заголовок его потаскать и развернуть. Этот эффект хорошо проявляется при включении компьютера с установленным приложением - сервер может в таком состоянии провисеть достаточно долго, пока он запускается</text:p>
          </table:table-cell>
          <table:table-cell table:style-name="ce5"/>
          <table:table-cell office:value-type="string" table:style-name="ce7">
            <text:p>Выставил максимальный приоритет и добавил сокрытие окошка пораньше, не уверен, что на 100% решил проблему, т.к. не могу нормально протестировать…</text:p>
          </table:table-cell>
          <table:table-cell table:number-columns-repeated="16380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string" table:style-name="ce6">
            <text:p>Проверить отображение зон в мониторе (на Остров Русский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7" table:style-name="ce5">
            <text:p>27</text:p>
          </table:table-cell>
          <table:table-cell office:value-type="string" table:style-name="ce6">
            <text:p>Протестить сервер на выброс exception (отображение окошка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string" table:style-name="ce6">
            <text:p>Протестить на сервере работу эмулятор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29" table:style-name="ce5">
            <text:p>29</text:p>
          </table:table-cell>
          <table:table-cell office:value-type="string" table:style-name="ce6">
            <text:p>Разобраться с размерами MessageBox - сделать нормальный scroll bar (horzintal and vertical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string" table:style-name="ce10">
            <text:p>В Планах должна быть сетка и возможность выравнивания по сетк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1" table:style-name="ce5">
            <text:p>31</text:p>
          </table:table-cell>
          <table:table-cell office:value-type="string" table:style-name="ce10">
            <text:p>При рисовании многоугольника зажатая клавиши Shift делает прямой угол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2" table:style-name="ce5">
            <text:p>32</text:p>
          </table:table-cell>
          <table:table-cell office:value-type="string" table:style-name="ce6">
            <text:p>При нажатии на ESC во время рисования многоугольника закончить его рисование</text:p>
          </table:table-cell>
          <table:table-cell table:style-name="ce5"/>
          <table:table-cell office:value-type="string" table:style-name="ce7">
            <text:p>ESC - отмена рисования, ENTER - закончить рисование без добавления еще одной точки</text:p>
          </table:table-cell>
          <table:table-cell table:number-columns-repeated="16380"/>
        </table:table-row>
        <table:table-row table:style-name="ro2">
          <table:table-cell office:value-type="float" office:value="33" table:style-name="ce5">
            <text:p>33</text:p>
          </table:table-cell>
          <table:table-cell office:value-type="string" table:style-name="ce10">
            <text:p>Нет возможности в качестве картинки фона указывать файлы с расширением .dwg и .wmf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4" table:style-name="ce5">
            <text:p>34</text:p>
          </table:table-cell>
          <table:table-cell office:value-type="string" table:style-name="ce6">
            <text:p>Задавать свойства фона(цвет и картинку) у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5" table:style-name="ce5">
            <text:p>35</text:p>
          </table:table-cell>
          <table:table-cell office:value-type="string" table:style-name="ce10">
            <text:p>Масштабирование с зажатым SHIFT относительно центра фигуры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6" table:style-name="ce5">
            <text:p>36</text:p>
          </table:table-cell>
          <table:table-cell office:value-type="string" table:style-name="ce6">
            <text:p>Проверить масштаб устройств в мони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37" table:style-name="ce5">
            <text:p>37</text:p>
          </table:table-cell>
          <table:table-cell office:value-type="string" table:style-name="ce6">
            <text:p>Окно с предложением изменить зону устройства, поскольку на плане оно располагается не в той зоне появляется при загрузке программы (желательно выводить его непосредственно при входе на вкладку планы)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8" table:style-name="ce5">
            <text:p>38</text:p>
          </table:table-cell>
          <table:table-cell office:value-type="string" table:style-name="ce6">
            <text:p>Нельзя редактировать название/описание созданного пла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39" table:style-name="ce5">
            <text:p>39</text:p>
          </table:table-cell>
          <table:table-cell office:value-type="string" table:style-name="ce6">
            <text:p>Нельзя удалить дочерний план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0" table:style-name="ce5">
            <text:p>40</text:p>
          </table:table-cell>
          <table:table-cell office:value-type="string" table:style-name="ce6">
            <text:p>Следует запрашивать подтверждение при удалении планов.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8">
          <table:table-cell office:value-type="float" office:value="41" table:style-name="ce5">
            <text:p>41</text:p>
          </table:table-cell>
          <table:table-cell office:value-type="string" table:style-name="ce6">
            <text:p>При удалении устройства из дерева следует удалять иконки с плана</text:p>
          </table:table-cell>
          <table:table-cell table:style-name="ce5"/>
          <table:table-cell office:value-type="string" table:style-name="ce7">
            <text:p>15 - удалять не нужно, может стоит файереть событие при удалении устройства, в планах на него подписываться и обновляться - Займусь после того, как Саша реализует механизм нотификации в DeviceManager - исправленно в результате применения общей базовой viewModel для общего списка устройств и списка используемого в плане</text:p>
          </table:table-cell>
          <table:table-cell table:number-columns-repeated="16380"/>
        </table:table-row>
        <table:table-row table:style-name="ro3">
          <table:table-cell office:value-type="float" office:value="42" table:style-name="ce5">
            <text:p>42</text:p>
          </table:table-cell>
          <table:table-cell office:value-type="string" table:style-name="ce6">
            <text:p>Если дочернее устройство для групповых АМ-4, АМП-4, РМ-К не используется, то это нужно отмечать и во вкладке Планы</text:p>
          </table:table-cell>
          <table:table-cell table:style-name="ce5"/>
          <table:table-cell office:value-type="string" table:style-name="ce7">
            <text:p>16, 17 - посмотри, как нередактируемое дерево устройств сделано в мониторе - Саша взял себе</text:p>
          </table:table-cell>
          <table:table-cell table:number-columns-repeated="16380"/>
        </table:table-row>
        <table:table-row table:style-name="ro2">
          <table:table-cell office:value-type="float" office:value="43" table:style-name="ce5">
            <text:p>43</text:p>
          </table:table-cell>
          <table:table-cell office:value-type="string" table:style-name="ce6">
            <text:p>В столбце зона отображается запись FiresecAPI.Models.ZoneLogic</text:p>
          </table:table-cell>
          <table:table-cell table:style-name="ce5"/>
          <table:table-cell office:value-type="string" table:style-name="ce7">
            <text:p>Саша взял себе</text:p>
          </table:table-cell>
          <table:table-cell table:number-columns-repeated="16380"/>
        </table:table-row>
        <table:table-row table:style-name="ro2">
          <table:table-cell office:value-type="float" office:value="44" table:style-name="ce5">
            <text:p>44</text:p>
          </table:table-cell>
          <table:table-cell office:value-type="string" table:style-name="ce6">
            <text:p>Возможно не стоит сворачивать дерево устройств во вклдаке Планы при уходе с этой вкладки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5" table:style-name="ce5">
            <text:p>45</text:p>
          </table:table-cell>
          <table:table-cell office:value-type="string" table:style-name="ce6">
            <text:p>В Оперативной задаче фигуры "подпланов" отображаются не в том месте, в котором были расположены в Администраторе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6">
          <table:table-cell office:value-type="float" office:value="46" table:style-name="ce5">
            <text:p>46</text:p>
          </table:table-cell>
          <table:table-cell office:value-type="string" table:style-name="ce6">
            <text:p>В тулбаре около часиков может быть несколько иконок сервера, если его несколько раз останавливали и запускали. Если провести по ним мышкой, то они исчезают. Нужно как-то с этим бороться. Я слышал, что вроде винде можно послать сообщение, чтобы она эту область перерисовала</text:p>
          </table:table-cell>
          <table:table-cell table:style-name="ce5"/>
          <table:table-cell office:value-type="string" table:style-name="ce7">
            <text:p>Через WINAPI обновляем область Toolbar при каждом запуске</text:p>
          </table:table-cell>
          <table:table-cell table:number-columns-repeated="16380"/>
        </table:table-row>
        <table:table-row table:style-name="ro3">
          <table:table-cell office:value-type="float" office:value="47" table:style-name="ce5">
            <text:p>47</text:p>
          </table:table-cell>
          <table:table-cell office:value-type="string" table:style-name="ce6">
            <text:p>Если выбрать из контекстного меню "Показать консоль" в сервере, а окно сервера при этом уже открыто, есть в тулбаре, но закрыто другими окнами, то оно не показывается. Нужно его активировать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2">
          <table:table-cell office:value-type="float" office:value="48" table:style-name="ce5">
            <text:p>48</text:p>
          </table:table-cell>
          <table:table-cell office:value-type="string" table:style-name="ce6">
            <text:p>В мониторе в Bootstrapper.OnConfigurationChanged() нужно закрывать все модальные и немодальные окна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49" table:style-name="ce5">
            <text:p>49</text:p>
          </table:table-cell>
          <table:table-cell office:value-type="string" table:style-name="ce6">
            <text:p>В конфигурации нет планов. Запускается Монитор и вкладку с планами не показывает</text:p>
            <text:p>В Администраторе добавляем план, сохраняем на сервер. Монитор обновляется, но вкладка с планами не появляется</text:p>
          </table:table-cell>
          <table:table-cell table:style-name="ce5"/>
          <table:table-cell table:style-name="ce7"/>
          <table:table-cell table:number-columns-repeated="16380"/>
        </table:table-row>
        <table:table-row table:style-name="ro3">
          <table:table-cell office:value-type="float" office:value="50" table:style-name="ce5">
            <text:p>50</text:p>
          </table:table-cell>
          <table:table-cell office:value-type="string" table:style-name="ce6">
            <text:p>В окне свойства есть список зон</text:p>
            <text:p>Контекстное меню должно быть у выбранной зоны в этом списк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51" table:style-name="ce5">
            <text:p>51</text:p>
          </table:table-cell>
          <table:table-cell office:value-type="string" table:style-name="ce6">
            <text:p>В Администраторе при переходе на план сбивается цвет зоны. Если нажать свойства, OK, то у этой зоны цвет возвращается. Не могу сказать точно, когда это происходит. По крайней мере, при когда запускаешь Администратор и в первый раз выбираешь вкладку и там есть зон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2" table:style-name="ce5">
            <text:p>52</text:p>
          </table:table-cell>
          <table:table-cell office:value-type="string" table:style-name="ce6">
            <text:p>Разобраться с редактированиеам зон - события и обновления!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3" table:style-name="ce5">
            <text:p>53</text:p>
          </table:table-cell>
          <table:table-cell office:value-type="string" table:style-name="ce6">
            <text:p>Подумать над созданием в планах Device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4" table:style-name="ce5">
            <text:p>54</text:p>
          </table:table-cell>
          <table:table-cell office:value-type="string" table:style-name="ce10">
            <text:p>Подумать над созданием в планах Default Extension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5" table:style-name="ce5">
            <text:p>55</text:p>
          </table:table-cell>
          <table:table-cell office:value-type="string" table:style-name="ce6">
            <text:p>Shortcut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6" table:style-name="ce5">
            <text:p>56</text:p>
          </table:table-cell>
          <table:table-cell office:value-type="string" table:style-name="ce6">
            <text:p>MainMenu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7" table:style-name="ce5">
            <text:p>57</text:p>
          </table:table-cell>
          <table:table-cell office:value-type="string" table:style-name="ce6">
            <text:p>Validation сервис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8" table:style-name="ce5">
            <text:p>58</text:p>
          </table:table-cell>
          <table:table-cell office:value-type="string" table:style-name="ce6">
            <text:p>Добавить возможность добавления иконок в Header в модулях Монитора (левая часть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59" table:style-name="ce5">
            <text:p>59</text:p>
          </table:table-cell>
          <table:table-cell office:value-type="string" table:style-name="ce6">
            <text:p>Добавить IDisposable в модули (вызов при выходе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0" table:style-name="ce5">
            <text:p>60</text:p>
          </table:table-cell>
          <table:table-cell office:value-type="string" table:style-name="ce8">
            <text:p>Добавить отдельные методы Save (Load) в модули (уйти от общего SaveService)</text:p>
          </table:table-cell>
          <table:table-cell table:style-name="ce5"/>
          <table:table-cell office:value-type="string" table:style-name="ce9">
            <text:p>??? Не совсем понятно как это сейчас должно быть реализовано - нужно обсуждать</text:p>
          </table:table-cell>
          <table:table-cell table:number-columns-repeated="16380"/>
        </table:table-row>
        <table:table-row table:style-name="ro2">
          <table:table-cell office:value-type="float" office:value="61" table:style-name="ce5">
            <text:p>61</text:p>
          </table:table-cell>
          <table:table-cell office:value-type="string" table:style-name="ce6">
            <text:p>Если размер плана большой - 4000 * 4000,то инструмент нож показывает очень маленькие точки для удаления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2" table:style-name="ce5">
            <text:p>62</text:p>
          </table:table-cell>
          <table:table-cell office:value-type="string" table:style-name="ce8">
            <text:p>Разнести в мониторе отрисовку элементов плана по модулям (PlanExtension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3" table:style-name="ce5">
            <text:p>63</text:p>
          </table:table-cell>
          <table:table-cell office:value-type="string" table:style-name="ce6">
            <text:p>Разнести иконки в мониторе - одну в Device и одну в GK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4" table:style-name="ce5">
            <text:p>64</text:p>
          </table:table-cell>
          <table:table-cell office:value-type="string" table:style-name="ce6">
            <text:p>Сделать прогресс с задаваемым заголовком и без лишних надписей (LoadingService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5" table:style-name="ce5">
            <text:p>65</text:p>
          </table:table-cell>
          <table:table-cell office:value-type="string" table:style-name="ce6">
            <text:p>Добавить контекстное меню к планам - создать подплан/редактировать/удалит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6" table:style-name="ce5">
            <text:p>66</text:p>
          </table:table-cell>
          <table:table-cell office:value-type="string" table:style-name="ce6">
            <text:p>Исправить ошибку при таскании точки у многоугольни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7" table:style-name="ce5">
            <text:p>67</text:p>
          </table:table-cell>
          <table:table-cell office:value-type="string" table:style-name="ce6">
            <text:p>Поменять расположение меню в PlansModule в администраторе</text:p>
          </table:table-cell>
          <table:table-cell table:style-name="ce5"/>
          <table:table-cell office:value-type="string" table:style-name="ce9">
            <text:p>Пробный вариант сделан, но нужно подумать, может как подругому перестроить</text:p>
          </table:table-cell>
          <table:table-cell table:number-columns-repeated="16380"/>
        </table:table-row>
        <table:table-row table:style-name="ro2">
          <table:table-cell office:value-type="float" office:value="68" table:style-name="ce5">
            <text:p>68</text:p>
          </table:table-cell>
          <table:table-cell office:value-type="string" table:style-name="ce6">
            <text:p>Изучить как лучше строить report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69" table:style-name="ce5">
            <text:p>69</text:p>
          </table:table-cell>
          <table:table-cell office:value-type="string" table:style-name="ce6">
            <text:p>В администраторе на планах уметь рисовать зоны ГК</text:p>
          </table:table-cell>
          <table:table-cell table:style-name="ce5"/>
          <table:table-cell office:value-type="string" table:style-name="ce9">
            <text:p>Нужно решить как быть с отображение устройств в зонах (метод вычисления)</text:p>
          </table:table-cell>
          <table:table-cell table:number-columns-repeated="16380"/>
        </table:table-row>
        <table:table-row table:style-name="ro2">
          <table:table-cell office:value-type="float" office:value="70" table:style-name="ce5">
            <text:p>70</text:p>
          </table:table-cell>
          <table:table-cell office:value-type="string" table:style-name="ce8">
            <text:p>В мониторе эти зоны отображать</text:p>
          </table:table-cell>
          <table:table-cell table:style-name="ce5"/>
          <table:table-cell office:value-type="string" table:style-name="ce9">
            <text:p>Жду перевода DeviceStates в Device и Xdevice</text:p>
          </table:table-cell>
          <table:table-cell table:number-columns-repeated="16380"/>
        </table:table-row>
        <table:table-row table:style-name="ro2">
          <table:table-cell office:value-type="float" office:value="71" table:style-name="ce5">
            <text:p>71</text:p>
          </table:table-cell>
          <table:table-cell office:value-type="string" table:style-name="ce8">
            <text:p>В мониторе масштабировать устройства ГК</text:p>
          </table:table-cell>
          <table:table-cell table:style-name="ce5"/>
          <table:table-cell office:value-type="string" table:style-name="ce9">
            <text:p>Жду перевода DeviceStates в Device и Xdevice</text:p>
          </table:table-cell>
          <table:table-cell table:number-columns-repeated="16380"/>
        </table:table-row>
        <table:table-row table:style-name="ro2">
          <table:table-cell office:value-type="float" office:value="72" table:style-name="ce5">
            <text:p>72</text:p>
          </table:table-cell>
          <table:table-cell office:value-type="string" table:style-name="ce6">
            <text:p>Пофиксить проблемы в отчетах -сделать у отчетов enable провекрк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3" table:style-name="ce5">
            <text:p>73</text:p>
          </table:table-cell>
          <table:table-cell office:value-type="string" table:style-name="ce6">
            <text:p>Реализовать механизм построения отчетов из разных модулей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4" table:style-name="ce5">
            <text:p>74</text:p>
          </table:table-cell>
          <table:table-cell office:value-type="string" table:style-name="ce6">
            <text:p>Блок индикации в FireSec-1. Он там растянут по высоте страницы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5" table:style-name="ce5">
            <text:p>75</text:p>
          </table:table-cell>
          <table:table-cell office:value-type="string" table:style-name="ce6">
            <text:p>Разобраться с ориентацией страниц при печат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6" table:style-name="ce5">
            <text:p>76</text:p>
          </table:table-cell>
          <table:table-cell office:value-type="string" table:style-name="ce6">
            <text:p>Сделать в фильтре Journal по умолчанию 1 день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7" table:style-name="ce5">
            <text:p>77</text:p>
          </table:table-cell>
          <table:table-cell office:value-type="string" table:style-name="ce6">
            <text:p>Доработать логику сохранения фильтра в Journa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8" table:style-name="ce5">
            <text:p>78</text:p>
          </table:table-cell>
          <table:table-cell office:value-type="string" table:style-name="ce6">
            <text:p>Удалить старый механизм построения отчетов (RDLC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79" table:style-name="ce5">
            <text:p>79</text:p>
          </table:table-cell>
          <table:table-cell office:value-type="string" table:style-name="ce6">
            <text:p>Починить баг с номерами страниц в MultiRepor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0" table:style-name="ce5">
            <text:p>80</text:p>
          </table:table-cell>
          <table:table-cell office:value-type="string" table:style-name="ce6">
            <text:p>Вынести NavigationItem в Infustructure.Client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1" table:style-name="ce5">
            <text:p>81</text:p>
          </table:table-cell>
          <table:table-cell office:value-type="string" table:style-name="ce6">
            <text:p>Реализовать общий механизм Menu на основе коллекции MenuItem (BaseViewModel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2" table:style-name="ce5">
            <text:p>82</text:p>
          </table:table-cell>
          <table:table-cell office:value-type="string" table:style-name="ce6">
            <text:p>Исправить баг с шириной footer в отчет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3" table:style-name="ce5">
            <text:p>83</text:p>
          </table:table-cell>
          <table:table-cell office:value-type="string" table:style-name="ce6">
            <text:p>Исправить баг кнопки "создать новый"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4" table:style-name="ce5">
            <text:p>84</text:p>
          </table:table-cell>
          <table:table-cell office:value-type="string" table:style-name="ce6">
            <text:p>Удалить из отчетов ReportTyp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5" table:style-name="ce5">
            <text:p>85</text:p>
          </table:table-cell>
          <table:table-cell office:value-type="string" table:style-name="ce6">
            <text:p>Удалить ReportType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6" table:style-name="ce5">
            <text:p>86</text:p>
          </table:table-cell>
          <table:table-cell office:value-type="string" table:style-name="ce6">
            <text:p>Проверить дублирование добавлений extension в планах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7" table:style-name="ce5">
            <text:p>87</text:p>
          </table:table-cell>
          <table:table-cell office:value-type="string" table:style-name="ce6">
            <text:p>Перестроение дерева устройств в планах для 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88" table:style-name="ce5">
            <text:p>88</text:p>
          </table:table-cell>
          <table:table-cell office:value-type="string" table:style-name="ce6">
            <text:p>Починить баг с переходом по двойному щелчку в валидации</text:p>
          </table:table-cell>
          <table:table-cell table:style-name="ce5"/>
          <table:table-cell office:value-type="string" table:style-name="ce9">
            <text:p>Не воспроизводится, скорее всего уже исправлена в NavigationItem</text:p>
          </table:table-cell>
          <table:table-cell table:number-columns-repeated="16380"/>
        </table:table-row>
        <table:table-row table:style-name="ro2">
          <table:table-cell office:value-type="float" office:value="89" table:style-name="ce5">
            <text:p>89</text:p>
          </table:table-cell>
          <table:table-cell office:value-type="string" table:style-name="ce6">
            <text:p>Починить баг с инструментами, когда нет плана</text:p>
          </table:table-cell>
          <table:table-cell table:style-name="ce5"/>
          <table:table-cell office:value-type="string" table:style-name="ce9">
            <text:p>Сделал чтобы панель с инструментами дизэйблилась, если нет плана</text:p>
          </table:table-cell>
          <table:table-cell table:number-columns-repeated="16380"/>
        </table:table-row>
        <table:table-row table:style-name="ro2">
          <table:table-cell office:value-type="float" office:value="90" table:style-name="ce5">
            <text:p>90</text:p>
          </table:table-cell>
          <table:table-cell office:value-type="string" table:style-name="ce6">
            <text:p>Переработать MainMenu - добавить splitte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1" table:style-name="ce5">
            <text:p>91</text:p>
          </table:table-cell>
          <table:table-cell office:value-type="string" table:style-name="ce6">
            <text:p>Перестроение дерева устройств в планах для XDevice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2" table:style-name="ce5">
            <text:p>92</text:p>
          </table:table-cell>
          <table:table-cell office:value-type="string" table:style-name="ce6">
            <text:p>Сделать обновление свойств зон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3" table:style-name="ce5">
            <text:p>93</text:p>
          </table:table-cell>
          <table:table-cell office:value-type="string" table:style-name="ce8">
            <text:p>Прикрутить PimmedDocumentPaginator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4" table:style-name="ce5">
            <text:p>94</text:p>
          </table:table-cell>
          <table:table-cell office:value-type="string" table:style-name="ce6">
            <text:p>Сделать стиль для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5" table:style-name="ce5">
            <text:p>95</text:p>
          </table:table-cell>
          <table:table-cell office:value-type="string" table:style-name="ce6">
            <text:p>Добавить индексы в БД \Deploy\SqlCE\Firesec.sdf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6" table:style-name="ce5">
            <text:p>96</text:p>
          </table:table-cell>
          <table:table-cell office:value-type="string" table:style-name="ce6">
            <text:p>Заканчивать создание многоугольника не правой кнопкой мыши,а двойным щелчком левой кнопкой мыш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7" table:style-name="ce5">
            <text:p>97</text:p>
          </table:table-cell>
          <table:table-cell office:value-type="string" table:style-name="ce6">
            <text:p>Прозрачный фон у плана как в фотошопе - шахматная доск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98" table:style-name="ce5">
            <text:p>98</text:p>
          </table:table-cell>
          <table:table-cell office:value-type="string" table:style-name="ce6">
            <text:p>Починить форму прогресс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6">
          <table:table-cell office:value-type="float" office:value="99" table:style-name="ce5">
            <text:p>99</text:p>
          </table:table-cell>
          <table:table-cell office:value-type="string" table:style-name="ce6">
            <text:p>Протестить индексы в БД (монитор/события)</text:p>
          </table:table-cell>
          <table:table-cell table:style-name="ce5"/>
          <table:table-cell office:value-type="string" table:style-name="ce9">
            <text:p>Индексы ускоряют выполнение непосредственно запроса, но это полностью не решает проблему, т.к. задержка возникает в LinqToSql при передачи большой коллекции объектов</text:p>
          </table:table-cell>
          <table:table-cell table:number-columns-repeated="16380"/>
        </table:table-row>
        <table:table-row table:style-name="ro3">
          <table:table-cell office:value-type="float" office:value="100" table:style-name="ce5">
            <text:p>100</text:p>
          </table:table-cell>
          <table:table-cell office:value-type="string" table:style-name="ce6">
            <text:p>Разобраться с <text:s/>синхронизацией с COM Server (Dispatcher)</text:p>
          </table:table-cell>
          <table:table-cell table:style-name="ce5"/>
          <table:table-cell office:value-type="string" table:style-name="ce9">
            <text:p>Получилось реализовать решение через Dispatcher (нужно было удалить COM объект Connection)</text:p>
          </table:table-cell>
          <table:table-cell table:number-columns-repeated="16380"/>
        </table:table-row>
        <table:table-row table:style-name="ro2">
          <table:table-cell office:value-type="float" office:value="101" table:style-name="ce5">
            <text:p>101</text:p>
          </table:table-cell>
          <table:table-cell office:value-type="string" table:style-name="ce6">
            <text:p>Разобраться с производительностью Архива (возможно перейти на ADO.NET)</text:p>
          </table:table-cell>
          <table:table-cell table:style-name="ce5"/>
          <table:table-cell office:value-type="string" table:style-name="ce9">
            <text:p>Нужно разобраться с передачей большого количества объектов - fixed</text:p>
          </table:table-cell>
          <table:table-cell table:number-columns-repeated="16380"/>
        </table:table-row>
        <table:table-row table:style-name="ro2">
          <table:table-cell office:value-type="float" office:value="102" table:style-name="ce5">
            <text:p>102</text:p>
          </table:table-cell>
          <table:table-cell office:value-type="string" table:style-name="ce6">
            <text:p>Исправить прозрачность для фона плана (убрать фон прозрачности для элементов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3" table:style-name="ce5">
            <text:p>103</text:p>
          </table:table-cell>
          <table:table-cell office:value-type="string" table:style-name="ce6">
            <text:p>Переделать TreeListView на использование DataGrid</text:p>
          </table:table-cell>
          <table:table-cell table:style-name="ce5"/>
          <table:table-cell office:value-type="string" table:style-name="ce9">
            <text:p>Реализовано на базе отдельного контрола для редактирования ячеик</text:p>
          </table:table-cell>
          <table:table-cell table:number-columns-repeated="16380"/>
        </table:table-row>
        <table:table-row table:style-name="ro2">
          <table:table-cell office:value-type="float" office:value="104" table:style-name="ce5">
            <text:p>104</text:p>
          </table:table-cell>
          <table:table-cell office:value-type="string" table:style-name="ce6">
            <text:p>Пофиксить проблему с шириной footer отчетов (обрезаются знаки в номере страницы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5" table:style-name="ce5">
            <text:p>105</text:p>
          </table:table-cell>
          <table:table-cell office:value-type="string" table:style-name="ce6">
            <text:p>Cделать стиль для ListView (на примере зон)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6" table:style-name="ce5">
            <text:p>106</text:p>
          </table:table-cell>
          <table:table-cell office:value-type="string" table:style-name="ce11">
            <text:p>В ОЗ при наведении на зону оконтовывать ее, как у устройств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07" table:style-name="ce5">
            <text:p>107</text:p>
          </table:table-cell>
          <table:table-cell office:value-type="string" table:style-name="ce6">
            <text:p>Резаобраться с выставлением ширины последней колонки в Grid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9">
          <table:table-cell office:value-type="float" office:value="108" table:style-name="ce5">
            <text:p>108</text:p>
          </table:table-cell>
          <table:table-cell office:value-type="string" table:style-name="ce6">
            <text:p>Если вкладка подписана на событие клавиатуру, но при этом показано модальное диалоговое окно, то не нужно это событие отрабатывать</text:p>
          </table:table-cell>
          <table:table-cell table:style-name="ce5"/>
          <table:table-cell office:value-type="string" table:style-name="ce9">
            <text:p>Исправил - переделал Devices на использование Shortcut Service и пофиксил в Shortcut</text:p>
          </table:table-cell>
          <table:table-cell table:number-columns-repeated="16380"/>
        </table:table-row>
        <table:table-row table:style-name="ro2">
          <table:table-cell office:value-type="float" office:value="109" table:style-name="ce5">
            <text:p>109</text:p>
          </table:table-cell>
          <table:table-cell office:value-type="string" table:style-name="ce11">
            <text:p>Выделение устройств и зон на планах должно быть одинаковой толщины не зависимо от масштаба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0" table:style-name="ce5">
            <text:p>110</text:p>
          </table:table-cell>
          <table:table-cell office:value-type="string" table:style-name="ce11">
            <text:p>В Администраторе на планах дать возможность отображать сетку и возможность выравнивать по ней элементы</text:p>
          </table:table-cell>
          <table:table-cell table:style-name="ce5"/>
          <table:table-cell office:value-type="string" table:style-name="ce9">
            <text:p>Отложено - достаточно объемный таск</text:p>
          </table:table-cell>
          <table:table-cell table:number-columns-repeated="16380"/>
        </table:table-row>
        <table:table-row table:style-name="ro2">
          <table:table-cell office:value-type="float" office:value="111" table:style-name="ce5">
            <text:p>111</text:p>
          </table:table-cell>
          <table:table-cell office:value-type="string" table:style-name="ce11">
            <text:p>При автоактивации устройств на плане нужно показывать не пульсирующую окружность, а перекрестие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2" table:style-name="ce5">
            <text:p>112</text:p>
          </table:table-cell>
          <table:table-cell office:value-type="string" table:style-name="ce11">
            <text:p>Сортировка устройств в дереве ао типу и по адрес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3" table:style-name="ce5">
            <text:p>113</text:p>
          </table:table-cell>
          <table:table-cell office:value-type="string" table:style-name="ce11">
            <text:p>Во вкладке планы, при создании надписи текст не умещается в рамку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4" table:style-name="ce5">
            <text:p>114</text:p>
          </table:table-cell>
          <table:table-cell office:value-type="string" table:style-name="ce6">
            <text:p>Вкладка Планы при уменьшении размера многоугольной  зоны или  многоугольника то последующее масштабирование этого объекта невозможно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5" table:style-name="ce5">
            <text:p>115</text:p>
          </table:table-cell>
          <table:table-cell office:value-type="string" table:style-name="ce6">
            <text:p>Вкладка Планы,  баг при показе цвета нарисованной линии: в свойствах линии  показан цвет – White, каким бы цветом не была линия в данный момент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6" table:style-name="ce5">
            <text:p>116</text:p>
          </table:table-cell>
          <table:table-cell office:value-type="string" table:style-name="ce11">
            <text:p>При быстром переходе от плана к плану, возникает баг с изображениями: пропадает фоновая картинка. Тоже самое возникает при частом и быстром масштабировании.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7" table:style-name="ce5">
            <text:p>117</text:p>
          </table:table-cell>
          <table:table-cell office:value-type="string" table:style-name="ce6">
            <text:p>Шорткарт сервис должен также проверять доступность команда(CanExecute), а не только саму команду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18" table:style-name="ce5">
            <text:p>118</text:p>
          </table:table-cell>
          <table:table-cell office:value-type="string" table:style-name="ce6">
            <text:p>Перевести Devices на новый TreeListView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3">
          <table:table-cell office:value-type="float" office:value="119" table:style-name="ce5">
            <text:p>119</text:p>
          </table:table-cell>
          <table:table-cell office:value-type="string" table:style-name="ce8">
            <text:p>При удалении устройства из вкладки устройства, не обновляется значек на плане, возможно, то же самое произойдет и с зоной</text:p>
          </table:table-cell>
          <table:table-cell table:style-name="ce5"/>
          <table:table-cell office:value-type="string" table:style-name="ce9">
            <text:p>Нужно проверить после исправления в Devices (сейчас Changed фаерится до удаления устройства из коллекции)</text:p>
          </table:table-cell>
          <table:table-cell table:number-columns-repeated="16380"/>
        </table:table-row>
        <table:table-row table:style-name="ro2">
          <table:table-cell office:value-type="float" office:value="120" table:style-name="ce5">
            <text:p>120</text:p>
          </table:table-cell>
          <table:table-cell office:value-type="string" table:style-name="ce6">
            <text:p>Проблема с обновлением дерева устройств при создании новой конфигурации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1" table:style-name="ce5">
            <text:p>121</text:p>
          </table:table-cell>
          <table:table-cell office:value-type="string" table:style-name="ce6">
            <text:p>Добавить проверку CanExecute в код RelayCommand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2" table:style-name="ce5">
            <text:p>122</text:p>
          </table:table-cell>
          <table:table-cell office:value-type="string" table:style-name="ce6">
            <text:p>TextBox AttatchedProperty перекрывает события ctrl+v, ctrl+c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3" table:style-name="ce5">
            <text:p>123</text:p>
          </table:table-cell>
          <table:table-cell office:value-type="string" table:style-name="ce6">
            <text:p>В treelistview и listview всегда показывать вертикальный scroll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10">
          <table:table-cell office:value-type="float" office:value="124" table:style-name="ce5">
            <text:p>124</text:p>
          </table:table-cell>
          <table:table-cell office:value-type="string" table:style-name="ce6">
            <text:p>Фикс бага в TreeListView при создании новой конфигурации</text:p>
          </table:table-cell>
          <table:table-cell table:style-name="ce5"/>
          <table:table-cell office:value-type="string" table:style-name="ce12">
            <text:p>{System.Windows.Controls.TreeViewItem Header:{DisconnectedItem} Items.Count:0}</text:p>
          </table:table-cell>
          <table:table-cell table:number-columns-repeated="16380"/>
        </table:table-row>
        <table:table-row table:style-name="ro2">
          <table:table-cell office:value-type="float" office:value="125" table:style-name="ce5">
            <text:p>125</text:p>
          </table:table-cell>
          <table:table-cell office:value-type="string" table:style-name="ce8">
            <text:p>Сделать прокрутку к выбранному элементу в treelistview<text:s/>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6" table:style-name="ce5">
            <text:p>126</text:p>
          </table:table-cell>
          <table:table-cell office:value-type="string" table:style-name="ce8">
            <text:p>Проверить ошибку с переполнением журнала логов</text:p>
          </table:table-cell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7" table:style-name="ce5">
            <text:p>127</text:p>
          </table:table-cell>
          <table:table-cell table:style-name="ce11"/>
          <table:table-cell table:style-name="ce5"/>
          <table:table-cell table:style-name="ce9"/>
          <table:table-cell table:number-columns-repeated="16380"/>
        </table:table-row>
        <table:table-row table:style-name="ro2">
          <table:table-cell office:value-type="float" office:value="128" table:style-name="ce5">
            <text:p>12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29" table:style-name="ce5">
            <text:p>12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0" table:style-name="ce5">
            <text:p>13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1" table:style-name="ce5">
            <text:p>13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2" table:style-name="ce5">
            <text:p>13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3" table:style-name="ce5">
            <text:p>13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4" table:style-name="ce5">
            <text:p>13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5" table:style-name="ce5">
            <text:p>13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6" table:style-name="ce5">
            <text:p>13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7" table:style-name="ce5">
            <text:p>13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8" table:style-name="ce5">
            <text:p>13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39" table:style-name="ce5">
            <text:p>13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0" table:style-name="ce5">
            <text:p>14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1" table:style-name="ce5">
            <text:p>14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2" table:style-name="ce5">
            <text:p>14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3" table:style-name="ce5">
            <text:p>14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4" table:style-name="ce5">
            <text:p>14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5" table:style-name="ce5">
            <text:p>14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6" table:style-name="ce5">
            <text:p>14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7" table:style-name="ce5">
            <text:p>14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8" table:style-name="ce5">
            <text:p>14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49" table:style-name="ce5">
            <text:p>14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0" table:style-name="ce5">
            <text:p>15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1" table:style-name="ce5">
            <text:p>15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2" table:style-name="ce5">
            <text:p>15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3" table:style-name="ce5">
            <text:p>15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4" table:style-name="ce5">
            <text:p>15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5" table:style-name="ce5">
            <text:p>15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6" table:style-name="ce5">
            <text:p>15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7" table:style-name="ce5">
            <text:p>15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8" table:style-name="ce5">
            <text:p>15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59" table:style-name="ce5">
            <text:p>15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0" table:style-name="ce5">
            <text:p>16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1" table:style-name="ce5">
            <text:p>16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2" table:style-name="ce5">
            <text:p>16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3" table:style-name="ce5">
            <text:p>16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4" table:style-name="ce5">
            <text:p>16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5" table:style-name="ce5">
            <text:p>16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6" table:style-name="ce5">
            <text:p>16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7" table:style-name="ce5">
            <text:p>16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8" table:style-name="ce5">
            <text:p>16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69" table:style-name="ce5">
            <text:p>16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0" table:style-name="ce5">
            <text:p>17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1" table:style-name="ce5">
            <text:p>17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2" table:style-name="ce5">
            <text:p>17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3" table:style-name="ce5">
            <text:p>17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4" table:style-name="ce5">
            <text:p>17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5" table:style-name="ce5">
            <text:p>17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6" table:style-name="ce5">
            <text:p>17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7" table:style-name="ce5">
            <text:p>17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8" table:style-name="ce5">
            <text:p>17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79" table:style-name="ce5">
            <text:p>17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0" table:style-name="ce5">
            <text:p>18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1" table:style-name="ce5">
            <text:p>18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2" table:style-name="ce5">
            <text:p>18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3" table:style-name="ce5">
            <text:p>18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4" table:style-name="ce5">
            <text:p>18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5" table:style-name="ce5">
            <text:p>18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6" table:style-name="ce5">
            <text:p>18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7" table:style-name="ce5">
            <text:p>18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8" table:style-name="ce5">
            <text:p>18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89" table:style-name="ce5">
            <text:p>18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0" table:style-name="ce5">
            <text:p>19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1" table:style-name="ce5">
            <text:p>19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2" table:style-name="ce5">
            <text:p>19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3" table:style-name="ce5">
            <text:p>19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4" table:style-name="ce5">
            <text:p>19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5" table:style-name="ce5">
            <text:p>19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6" table:style-name="ce5">
            <text:p>19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7" table:style-name="ce5">
            <text:p>19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8" table:style-name="ce5">
            <text:p>19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199" table:style-name="ce5">
            <text:p>19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0" table:style-name="ce5">
            <text:p>20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1" table:style-name="ce5">
            <text:p>20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2" table:style-name="ce5">
            <text:p>20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3" table:style-name="ce5">
            <text:p>20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4" table:style-name="ce5">
            <text:p>20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5" table:style-name="ce5">
            <text:p>20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6" table:style-name="ce5">
            <text:p>20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7" table:style-name="ce5">
            <text:p>20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8" table:style-name="ce5">
            <text:p>20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09" table:style-name="ce5">
            <text:p>20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0" table:style-name="ce5">
            <text:p>21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1" table:style-name="ce5">
            <text:p>21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2" table:style-name="ce5">
            <text:p>21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3" table:style-name="ce5">
            <text:p>21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4" table:style-name="ce5">
            <text:p>21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5" table:style-name="ce5">
            <text:p>21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6" table:style-name="ce5">
            <text:p>21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7" table:style-name="ce5">
            <text:p>21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8" table:style-name="ce5">
            <text:p>21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19" table:style-name="ce5">
            <text:p>21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0" table:style-name="ce5">
            <text:p>22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1" table:style-name="ce5">
            <text:p>22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2" table:style-name="ce5">
            <text:p>22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3" table:style-name="ce5">
            <text:p>22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4" table:style-name="ce5">
            <text:p>22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5" table:style-name="ce5">
            <text:p>22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6" table:style-name="ce5">
            <text:p>22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7" table:style-name="ce5">
            <text:p>22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8" table:style-name="ce5">
            <text:p>22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29" table:style-name="ce5">
            <text:p>22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0" table:style-name="ce5">
            <text:p>23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1" table:style-name="ce5">
            <text:p>23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2" table:style-name="ce5">
            <text:p>23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3" table:style-name="ce5">
            <text:p>23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4" table:style-name="ce5">
            <text:p>23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5" table:style-name="ce5">
            <text:p>23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6" table:style-name="ce5">
            <text:p>23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7" table:style-name="ce5">
            <text:p>23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8" table:style-name="ce5">
            <text:p>23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39" table:style-name="ce5">
            <text:p>23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0" table:style-name="ce5">
            <text:p>24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1" table:style-name="ce5">
            <text:p>24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2" table:style-name="ce5">
            <text:p>24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3" table:style-name="ce5">
            <text:p>24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4" table:style-name="ce5">
            <text:p>24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5" table:style-name="ce5">
            <text:p>24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6" table:style-name="ce5">
            <text:p>24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7" table:style-name="ce5">
            <text:p>24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8" table:style-name="ce5">
            <text:p>24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49" table:style-name="ce5">
            <text:p>24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0" table:style-name="ce5">
            <text:p>25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1" table:style-name="ce5">
            <text:p>25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2" table:style-name="ce5">
            <text:p>25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3" table:style-name="ce5">
            <text:p>25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4" table:style-name="ce5">
            <text:p>25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5" table:style-name="ce5">
            <text:p>25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6" table:style-name="ce5">
            <text:p>25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7" table:style-name="ce5">
            <text:p>25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8" table:style-name="ce5">
            <text:p>25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59" table:style-name="ce5">
            <text:p>25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0" table:style-name="ce5">
            <text:p>26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1" table:style-name="ce5">
            <text:p>26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2" table:style-name="ce5">
            <text:p>26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3" table:style-name="ce5">
            <text:p>26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4" table:style-name="ce5">
            <text:p>26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5" table:style-name="ce5">
            <text:p>26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6" table:style-name="ce5">
            <text:p>26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7" table:style-name="ce5">
            <text:p>26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8" table:style-name="ce5">
            <text:p>26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69" table:style-name="ce5">
            <text:p>26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0" table:style-name="ce5">
            <text:p>27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1" table:style-name="ce5">
            <text:p>27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2" table:style-name="ce5">
            <text:p>27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3" table:style-name="ce5">
            <text:p>27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4" table:style-name="ce5">
            <text:p>27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5" table:style-name="ce5">
            <text:p>27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6" table:style-name="ce5">
            <text:p>27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7" table:style-name="ce5">
            <text:p>27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8" table:style-name="ce5">
            <text:p>27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79" table:style-name="ce5">
            <text:p>27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0" table:style-name="ce5">
            <text:p>28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1" table:style-name="ce5">
            <text:p>28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2" table:style-name="ce5">
            <text:p>28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3" table:style-name="ce5">
            <text:p>28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4" table:style-name="ce5">
            <text:p>28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5" table:style-name="ce5">
            <text:p>28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6" table:style-name="ce5">
            <text:p>28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7" table:style-name="ce5">
            <text:p>28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8" table:style-name="ce5">
            <text:p>28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89" table:style-name="ce5">
            <text:p>28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0" table:style-name="ce5">
            <text:p>29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1" table:style-name="ce5">
            <text:p>29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2" table:style-name="ce5">
            <text:p>29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3" table:style-name="ce5">
            <text:p>29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4" table:style-name="ce5">
            <text:p>29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5" table:style-name="ce5">
            <text:p>29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6" table:style-name="ce5">
            <text:p>29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7" table:style-name="ce5">
            <text:p>29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8" table:style-name="ce5">
            <text:p>29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299" table:style-name="ce5">
            <text:p>29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0" table:style-name="ce5">
            <text:p>30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1" table:style-name="ce5">
            <text:p>30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2" table:style-name="ce5">
            <text:p>30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3" table:style-name="ce5">
            <text:p>30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4" table:style-name="ce5">
            <text:p>30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5" table:style-name="ce5">
            <text:p>30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6" table:style-name="ce5">
            <text:p>30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7" table:style-name="ce5">
            <text:p>30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8" table:style-name="ce5">
            <text:p>30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09" table:style-name="ce5">
            <text:p>30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0" table:style-name="ce5">
            <text:p>31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1" table:style-name="ce5">
            <text:p>31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2" table:style-name="ce5">
            <text:p>31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3" table:style-name="ce5">
            <text:p>31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4" table:style-name="ce5">
            <text:p>31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5" table:style-name="ce5">
            <text:p>31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6" table:style-name="ce5">
            <text:p>31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7" table:style-name="ce5">
            <text:p>31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8" table:style-name="ce5">
            <text:p>31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19" table:style-name="ce5">
            <text:p>31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0" table:style-name="ce5">
            <text:p>32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1" table:style-name="ce5">
            <text:p>32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2" table:style-name="ce5">
            <text:p>32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3" table:style-name="ce5">
            <text:p>32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4" table:style-name="ce5">
            <text:p>32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5" table:style-name="ce5">
            <text:p>32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6" table:style-name="ce5">
            <text:p>32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7" table:style-name="ce5">
            <text:p>32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8" table:style-name="ce5">
            <text:p>32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29" table:style-name="ce5">
            <text:p>32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0" table:style-name="ce5">
            <text:p>33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1" table:style-name="ce5">
            <text:p>33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2" table:style-name="ce5">
            <text:p>33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3" table:style-name="ce5">
            <text:p>33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4" table:style-name="ce5">
            <text:p>33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5" table:style-name="ce5">
            <text:p>33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6" table:style-name="ce5">
            <text:p>33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7" table:style-name="ce5">
            <text:p>33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8" table:style-name="ce5">
            <text:p>33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39" table:style-name="ce5">
            <text:p>33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0" table:style-name="ce5">
            <text:p>34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1" table:style-name="ce5">
            <text:p>34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2" table:style-name="ce5">
            <text:p>34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3" table:style-name="ce5">
            <text:p>34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4" table:style-name="ce5">
            <text:p>34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5" table:style-name="ce5">
            <text:p>34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6" table:style-name="ce5">
            <text:p>34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7" table:style-name="ce5">
            <text:p>34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8" table:style-name="ce5">
            <text:p>34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49" table:style-name="ce5">
            <text:p>34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0" table:style-name="ce5">
            <text:p>35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1" table:style-name="ce5">
            <text:p>35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2" table:style-name="ce5">
            <text:p>35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3" table:style-name="ce5">
            <text:p>35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4" table:style-name="ce5">
            <text:p>35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5" table:style-name="ce5">
            <text:p>35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6" table:style-name="ce5">
            <text:p>35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7" table:style-name="ce5">
            <text:p>35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8" table:style-name="ce5">
            <text:p>35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59" table:style-name="ce5">
            <text:p>35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0" table:style-name="ce5">
            <text:p>36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1" table:style-name="ce5">
            <text:p>36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2" table:style-name="ce5">
            <text:p>36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3" table:style-name="ce5">
            <text:p>36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4" table:style-name="ce5">
            <text:p>36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5" table:style-name="ce5">
            <text:p>36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6" table:style-name="ce5">
            <text:p>36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7" table:style-name="ce5">
            <text:p>36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8" table:style-name="ce5">
            <text:p>36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69" table:style-name="ce5">
            <text:p>36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0" table:style-name="ce5">
            <text:p>37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1" table:style-name="ce5">
            <text:p>37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2" table:style-name="ce5">
            <text:p>37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3" table:style-name="ce5">
            <text:p>37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4" table:style-name="ce5">
            <text:p>37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5" table:style-name="ce5">
            <text:p>37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6" table:style-name="ce5">
            <text:p>37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7" table:style-name="ce5">
            <text:p>37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8" table:style-name="ce5">
            <text:p>37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79" table:style-name="ce5">
            <text:p>37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0" table:style-name="ce5">
            <text:p>38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1" table:style-name="ce5">
            <text:p>38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2" table:style-name="ce5">
            <text:p>38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3" table:style-name="ce5">
            <text:p>38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4" table:style-name="ce5">
            <text:p>38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5" table:style-name="ce5">
            <text:p>38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6" table:style-name="ce5">
            <text:p>38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7" table:style-name="ce5">
            <text:p>38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8" table:style-name="ce5">
            <text:p>38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89" table:style-name="ce5">
            <text:p>38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0" table:style-name="ce5">
            <text:p>39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1" table:style-name="ce5">
            <text:p>39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2" table:style-name="ce5">
            <text:p>39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3" table:style-name="ce5">
            <text:p>39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4" table:style-name="ce5">
            <text:p>39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5" table:style-name="ce5">
            <text:p>39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6" table:style-name="ce5">
            <text:p>39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7" table:style-name="ce5">
            <text:p>39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8" table:style-name="ce5">
            <text:p>39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399" table:style-name="ce5">
            <text:p>39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0" table:style-name="ce5">
            <text:p>40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1" table:style-name="ce5">
            <text:p>40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2" table:style-name="ce5">
            <text:p>40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3" table:style-name="ce5">
            <text:p>40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4" table:style-name="ce5">
            <text:p>40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5" table:style-name="ce5">
            <text:p>40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6" table:style-name="ce5">
            <text:p>40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7" table:style-name="ce5">
            <text:p>40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8" table:style-name="ce5">
            <text:p>40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09" table:style-name="ce5">
            <text:p>409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0" table:style-name="ce5">
            <text:p>410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1" table:style-name="ce5">
            <text:p>411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2" table:style-name="ce5">
            <text:p>412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3" table:style-name="ce5">
            <text:p>413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4" table:style-name="ce5">
            <text:p>414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5" table:style-name="ce5">
            <text:p>415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6" table:style-name="ce5">
            <text:p>416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7" table:style-name="ce5">
            <text:p>417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8" table:style-name="ce5">
            <text:p>418</text:p>
          </table:table-cell>
          <table:table-cell table:style-name="ce11"/>
          <table:table-cell table:number-columns-repeated="16382"/>
        </table:table-row>
        <table:table-row table:style-name="ro2">
          <table:table-cell office:value-type="float" office:value="419" table:style-name="ce5">
            <text:p>419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420" table:style-name="ce5">
            <text:p>420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421" table:style-name="ce5">
            <text:p>421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422" table:style-name="ce5">
            <text:p>422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423" table:style-name="ce5">
            <text:p>423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424" table:style-name="ce5">
            <text:p>424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425" table:style-name="ce5">
            <text:p>425</text:p>
          </table:table-cell>
          <table:table-cell table:style-name="ce9"/>
          <table:table-cell table:number-columns-repeated="16382"/>
        </table:table-row>
        <table:table-row table:style-name="ro2">
          <table:table-cell office:value-type="float" office:value="426" table:style-name="ce5">
            <text:p>426</text:p>
          </table:table-cell>
          <table:table-cell table:style-name="ce9"/>
          <table:table-cell table:number-columns-repeated="16382"/>
        </table:table-row>
        <table:table-row table:number-rows-repeated="1048149" table:style-name="ro11">
          <table:table-cell table:number-columns-repeated="16384"/>
        </table:table-row>
      </table:table>
      <table:table table:name="Готово" table:style-name="ta1">
        <table:table-column table:style-name="co8" table:default-cell-style-name="ce4"/>
        <table:table-column table:style-name="co9" table:default-cell-style-name="ce4"/>
        <table:table-column table:style-name="co6" table:number-columns-repeated="1021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style-name="ro2">
          <table:table-cell office:value-type="string" table:style-name="ce4">
            <text:p>Задача</text:p>
          </table:table-cell>
          <table:table-cell office:value-type="string" table:style-name="ce4">
            <text:p>Комментарий</text:p>
          </table:table-cell>
          <table:table-cell table:number-columns-repeated="16382"/>
        </table:table-row>
        <table:table-row table:number-rows-repeated="1048575" table:style-name="ro11">
          <table:table-cell table:number-columns-repeated="16384"/>
        </table:table-row>
      </table:table>
      <table:table table:name="Лист3" table:style-name="ta1">
        <table:table-column table:style-name="co6" table:number-columns-repeated="1023" table:default-cell-style-name="ce4"/>
        <table:table-column table:style-name="co7" table:default-cell-style-name="ce4"/>
        <table:table-column table:style-name="co7" table:number-columns-repeated="15360" table:default-cell-style-name="ce1"/>
        <table:table-row table:number-rows-repeated="1048576" table:style-name="ro11">
          <table:table-cell table:number-columns-repeated="16384"/>
        </table:table-row>
      </table:table>
      <table:database-ranges>
        <table:database-range table:target-range-address="Задачи.A1:Задачи.J427" table:name="Таблица4"/>
        <table:database-range table:target-range-address="Готово.A1:Готово.B45" table:name="Таблица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min-integer-digits="1"/>
    </number:number-style>
    <number:currency-style style:name="N37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Vladimir Sorokonenko</dc:creator>
    <dc:date>2012-10-31T15:07:50Z</dc:date>
    <meta:editing-cycles>1</meta:editing-cycles>
    <meta:editing-duration>PT53S</meta:editing-duration>
  </office:meta>
</office:document-meta>
</file>